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Exception.getStatusPhr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Exception.hasError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Exception.getStatusPhrase( int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Exception.DavException( int errorCode , String message , Throwable cause , Element error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vException.DavException( int error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Exception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Exception.DavException( int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Exception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vException.DavException( int errorCod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